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list-style-name="L1">
      <style:paragraph-properties fo:text-align="start" style:justify-single-word="false"/>
      <style:text-properties fo:font-size="10pt" style:font-size-asian="12pt" style:font-size-complex="12pt"/>
    </style:style>
    <style:style style:name="P6" style:family="paragraph" style:parent-style-name="Standard" style:list-style-name="L2">
      <style:paragraph-properties fo:text-align="start" style:justify-single-word="false"/>
      <style:text-properties fo:font-size="10pt" style:font-size-asian="12pt" style:font-size-complex="12pt"/>
    </style:style>
    <style:style style:name="P7" style:family="paragraph" style:parent-style-name="Standard" style:list-style-name="L3">
      <style:paragraph-properties fo:text-align="start" style:justify-single-word="false"/>
      <style:text-properties fo:font-size="10pt" style:font-size-asian="12pt" style:font-size-complex="12pt"/>
    </style:style>
    <style:style style:name="P8" style:family="paragraph" style:parent-style-name="Standard" style:list-style-name="L4">
      <style:paragraph-properties fo:text-align="start" style:justify-single-word="false"/>
      <style:text-properties fo:font-size="10pt" style:font-size-asian="12pt" style:font-size-complex="12pt"/>
    </style:style>
    <style:style style:name="P9" style:family="paragraph" style:parent-style-name="Standard" style:list-style-name="L5">
      <style:paragraph-properties fo:text-align="start" style:justify-single-word="false"/>
      <style:text-properties fo:font-size="10pt" style:font-size-asian="12pt" style:font-size-complex="12pt"/>
    </style:style>
    <style:style style:name="P10" style:family="paragraph" style:parent-style-name="Standard" style:list-style-name="L6">
      <style:paragraph-properties fo:text-align="start" style:justify-single-word="false"/>
      <style:text-properties fo:font-size="10pt" style:font-size-asian="12pt" style:font-size-complex="12pt"/>
    </style:style>
    <style:style style:name="P11" style:family="paragraph" style:parent-style-name="Standard" style:list-style-name="L7">
      <style:paragraph-properties fo:text-align="start" style:justify-single-word="false"/>
      <style:text-properties fo:font-size="10pt" style:font-size-asian="12pt" style:font-size-complex="12pt"/>
    </style:style>
    <style:style style:name="P12" style:family="paragraph" style:parent-style-name="Standard" style:list-style-name="L8">
      <style:paragraph-properties fo:text-align="start" style:justify-single-word="false"/>
      <style:text-properties fo:font-size="10pt" style:font-size-asian="12pt" style:font-size-complex="12pt"/>
    </style:style>
    <style:style style:name="P13" style:family="paragraph" style:parent-style-name="Standard" style:list-style-name="L9">
      <style:paragraph-properties fo:text-align="start" style:justify-single-word="false"/>
      <style:text-properties fo:font-size="10pt" style:font-size-asian="12pt" style:font-size-complex="12pt"/>
    </style:style>
    <style:style style:name="P14" style:family="paragraph" style:parent-style-name="Standard" style:list-style-name="L6">
      <style:paragraph-properties fo:text-align="start" style:justify-single-word="false"/>
      <style:text-properties fo:font-size="10pt"/>
    </style:style>
    <style:style style:name="P15" style:family="paragraph" style:parent-style-name="Standard" style:list-style-name="L10">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2.0.5</text:p>
      <text:list xml:id="list4640343957137884768" text:style-name="L1">
        <text:list-item>
          <text:p text:style-name="P5">files generated by pyote now contain PYOTE in the filename.<text:line-break/></text:p>
        </text:list-item>
        <text:list-item>
          <text:p text:style-name="P5">Timestamps can be corrupted to the point that a timeDelta of 0.0 can result. <text:s/>This version traps that event and reports it clearly --- 2.0.4 failed silently with a divide by zero exception<text:line-break/></text:p>
        </text:list-item>
      </text:list>
      <text:p text:style-name="P2">version 2.0.4</text:p>
      <text:list xml:id="list5377199770251589790" text:style-name="L2">
        <text:list-item>
          <text:p text:style-name="P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P2"/>
      <text:p text:style-name="P2">version 2.0.3</text:p>
      <text:list xml:id="list7845498725048297284" text:style-name="L3">
        <text:list-item>
          <text:p text:style-name="P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P2"/>
      <text:p text:style-name="P2">version 2.0.2</text:p>
      <text:list xml:id="list6569083436525885310" text:style-name="L4">
        <text:list-item>
          <text:p text:style-name="P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898745384894632001" text:style-name="L5">
        <text:list-item>
          <text:p text:style-name="P9">improved handling of D and R region selection so that one cannot enter an invalid configuration --- automatic corrections/changes are applied.<text:line-break/></text:p>
        </text:list-item>
        <text:list-item>
          <text:p text:style-name="P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6040470644127688468" text:style-name="L6">
        <text:list-item>
          <text:p text:style-name="P10">adds bold red highlighting to message: </text:p>
          <text:p text:style-name="P14"><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8309235964977656080" text:style-name="L7">
        <text:list-item>
          <text:p text:style-name="P1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5696884026752498141" text:style-name="L8">
        <text:list-item>
          <text:p text:style-name="P12">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7823189448276108141" text:style-name="L9">
        <text:list-item>
          <text:p text:style-name="P13"><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13">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13">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Maximum Likelihood Estimation is used throughout to determine 'best fit' of model light curves to the actual data.</text:p>
        </text:list-item>
      </text:list>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text:soft-page-break/>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6413743709515258548" text:style-name="L10">
        <text:list-item>
          <text:p text:style-name="P15">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8-03-22T11:07:54</dc:date>
    <dc:creator>Robert Anderson</dc:creator>
    <meta:editing-duration>P3DT16H21M52S</meta:editing-duration>
    <meta:editing-cycles>19</meta:editing-cycles>
    <meta:generator>OpenOffice/4.1.3$Unix OpenOffice.org_project/413m1$Build-9783</meta:generator>
    <meta:document-statistic meta:table-count="0" meta:image-count="2" meta:object-count="0" meta:page-count="3" meta:paragraph-count="44" meta:word-count="1258" meta:character-count="7515"/>
  </office:meta>
</office:document-meta>
</file>